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1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Homework Wk 1</text:p>
          </table:table-cell>
          <table:table-cell office:value-type="string" calcext:value-type="string">
            <text:p>Quiz 1</text:p>
          </table:table-cell>
          <table:table-cell office:value-type="string" calcext:value-type="string">
            <text:p>Homework Wk 2</text:p>
          </table:table-cell>
          <table:table-cell office:value-type="string" calcext:value-type="string">
            <text:p>Quiz 2</text:p>
          </table:table-cell>
          <table:table-cell office:value-type="string" calcext:value-type="string">
            <text:p>Homework Wk 3</text:p>
          </table:table-cell>
          <table:table-cell office:value-type="string" calcext:value-type="string">
            <text:p>Quiz 3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Raw Grade</text:p>
          </table:table-cell>
          <table:table-cell office:value-type="string" calcext:value-type="string">
            <text:p>Estimation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2]+0.15*[.I2]+0.1+0.1*[.F2]+0.1*[.H2]" office:value-type="float" office:value="0.4925" calcext:value-type="float">
            <text:p>0.4925</text:p>
          </table:table-cell>
          <table:table-cell table:formula="of:=[.M2]+0.1+0.15+0.2" office:value-type="float" office:value="0.9425" calcext:value-type="float">
            <text:p>0.9425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palvara1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0.1*[.G3]+0.15*[.I3]+0.1+0.1*[.F3]+0.1*[.H3]" office:value-type="float" office:value="0.3" calcext:value-type="float">
            <text:p>0.3</text:p>
          </table:table-cell>
          <table:table-cell table:formula="of:=[.M3]+0.1+0.15+0.2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0.8" office:value-type="float" office:value="0.8" calcext:value-type="float">
            <text:p>0.8</text:p>
          </table:table-cell>
          <table:table-cell table:formula="of:=0.5" office:value-type="float" office:value="0.5" calcext:value-type="float">
            <text:p>0.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0.1*[.G4]+0.15*[.I4]+0.1+0.1*[.F4]+0.1*[.H4]" office:value-type="float" office:value="0.32" calcext:value-type="float">
            <text:p>0.32</text:p>
          </table:table-cell>
          <table:table-cell table:formula="of:=[.M4]+0.1+0.15+0.2"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5" office:value-type="float" office:value="0.5" calcext:value-type="float">
            <text:p>0.5</text:p>
          </table:table-cell>
          <table:table-cell table:formula="of:=0.5" office:value-type="float" office:value="0.5" calcext:value-type="float">
            <text:p>0.5</text:p>
          </table:table-cell>
          <table:table-cell table:formula="of:=0.9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0.1*[.G5]+0.15*[.I5]+0.1+0.1*[.F5]+0.1*[.H5]" office:value-type="float" office:value="0.425" calcext:value-type="float">
            <text:p>0.425</text:p>
          </table:table-cell>
          <table:table-cell table:formula="of:=[.M5]+0.1+0.15+0.2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1" office:value-type="float" office:value="1" calcext:value-type="float">
            <text:p>1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6]+0.15*[.I6]+0.1+0.1*[.F6]+0.1*[.H6]" office:value-type="float" office:value="0.465" calcext:value-type="float">
            <text:p>0.465</text:p>
          </table:table-cell>
          <table:table-cell table:formula="of:=[.M6]+0.1+0.15+0.2" office:value-type="float" office:value="0.915" calcext:value-type="float">
            <text:p>0.915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5" office:value-type="float" office:value="0.5" calcext:value-type="float">
            <text:p>0.5</text:p>
          </table:table-cell>
          <table:table-cell table:formula="of:=0.8"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7]+0.15*[.I7]+0.1+0.1*[.F7]+0.1*[.H7]" office:value-type="float" office:value="0.47" calcext:value-type="float">
            <text:p>0.47</text:p>
          </table:table-cell>
          <table:table-cell table:formula="of:=[.M7]+0.1+0.15+0.2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8]+0.15*[.I8]+0.1+0.1*[.F8]+0.1*[.H8]" office:value-type="float" office:value="0.55" calcext:value-type="float">
            <text:p>0.55</text:p>
          </table:table-cell>
          <table:table-cell table:formula="of:=[.M8]+0.1+0.15+0.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9]+0.15*[.I9]+0.1+0.1*[.F9]+0.1*[.H9]" office:value-type="float" office:value="0.55" calcext:value-type="float">
            <text:p>0.55</text:p>
          </table:table-cell>
          <table:table-cell table:formula="of:=[.M9]+0.1+0.15+0.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0.1*[.G10]+0.15*[.I10]+0.1+0.1*[.F10]+0.1*[.H10]" office:value-type="float" office:value="0.38" calcext:value-type="float">
            <text:p>0.38</text:p>
          </table:table-cell>
          <table:table-cell table:formula="of:=[.M10]+0.1+0.15+0.2"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5" office:value-type="float" office:value="0.5" calcext:value-type="float">
            <text:p>0.5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11]+0.15*[.I11]+0.1+0.1*[.F11]+0.1*[.H11]" office:value-type="float" office:value="0.49" calcext:value-type="float">
            <text:p>0.49</text:p>
          </table:table-cell>
          <table:table-cell table:formula="of:=[.M11]+0.1+0.15+0.2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0.1*[.G12]+0.15*[.I12]+0.1+0.1*[.F12]+0.1*[.H12]" office:value-type="float" office:value="0.18" calcext:value-type="float">
            <text:p>0.18</text:p>
          </table:table-cell>
          <table:table-cell table:formula="of:=[.M12]+0.1+0.15+0.2"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jramir12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75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0.1*[.G13]+0.15*[.I13]+0.1+0.1*[.F13]+0.1*[.H13]" office:value-type="float" office:value="0.5125" calcext:value-type="float">
            <text:p>0.5125</text:p>
          </table:table-cell>
          <table:table-cell table:formula="of:=[.M13]+0.1+0.15+0.2" office:value-type="float" office:value="0.9625" calcext:value-type="float">
            <text:p>0.9625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/>
          <table:table-cell table:formula="of:=0.75"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14]+0.15*[.I14]+0.1+0.1*[.F14]+0.1*[.H14]" office:value-type="float" office:value="0.3925" calcext:value-type="float">
            <text:p>0.3925</text:p>
          </table:table-cell>
          <table:table-cell table:formula="of:=[.M14]+0.1+0.15+0.2" office:value-type="float" office:value="0.8425" calcext:value-type="float">
            <text:p>0.8425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number-columns-repeated="2"/>
          <table:table-cell table:formula="of:=0.8" office:value-type="float" office:value="0.8" calcext:value-type="float">
            <text:p>0.8</text:p>
          </table:table-cell>
          <table:table-cell table:formula="of:=0.8" office:value-type="float" office:value="0.8" calcext:value-type="float">
            <text:p>0.8</text:p>
          </table:table-cell>
          <table:table-cell table:formula="of:=0.5" office:value-type="float" office:value="0.5" calcext:value-type="float">
            <text:p>0.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0.1*[.G15]+0.15*[.I15]+0.1+0.1*[.F15]+0.1*[.H15]" office:value-type="float" office:value="0.31" calcext:value-type="float">
            <text:p>0.31</text:p>
          </table:table-cell>
          <table:table-cell table:formula="of:=[.M15]+0.1+0.15+0.2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iswan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/>
          <table:table-cell table:formula="of:=0.5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16]+0.15*[.I16]+0.1+0.1*[.F16]+0.1*[.H16]" office:value-type="float" office:value="0.355" calcext:value-type="float">
            <text:p>0.355</text:p>
          </table:table-cell>
          <table:table-cell table:formula="of:=[.M16]+0.1+0.15+0.2" office:value-type="float" office:value="0.805" calcext:value-type="float">
            <text:p>0.805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mtownse2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8" office:value-type="float" office:value="0.8" calcext:value-type="float">
            <text:p>0.8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1*[.G17]+0.15*[.I17]+0.1+0.1*[.F17]+0.1*[.H17]" office:value-type="float" office:value="0.52" calcext:value-type="float">
            <text:p>0.52</text:p>
          </table:table-cell>
          <table:table-cell table:formula="of:=[.M17]+0.1+0.15+0.2" office:value-type="float" office:value="0.97" calcext:value-type="float">
            <text:p>0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01-08T14:11:37</meta:creation-date>
    <dc:date>2022-01-26T11:56:32.514393905</dc:date>
    <meta:editing-duration>PT12H45M35S</meta:editing-duration>
    <meta:editing-cycles>87</meta:editing-cycles>
    <meta:document-statistic meta:table-count="1" meta:cell-count="197" meta:object-count="0"/>
  </office:meta>
</office:document-meta>
</file>